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6e8c" officeooo:paragraph-rsid="00126e8c"/>
    </style:style>
    <style:style style:name="P2" style:family="paragraph" style:parent-style-name="Standard">
      <style:text-properties fo:font-style="italic" officeooo:rsid="00126e8c" officeooo:paragraph-rsid="00126e8c" style:font-style-asian="italic" style:font-style-complex="italic"/>
    </style:style>
    <style:style style:name="P3" style:family="paragraph" style:parent-style-name="Standard">
      <style:text-properties fo:font-style="italic" officeooo:rsid="00126e8c" officeooo:paragraph-rsid="00323ee0" style:font-style-asian="italic" style:font-style-complex="italic"/>
    </style:style>
    <style:style style:name="P4" style:family="paragraph" style:parent-style-name="Standard">
      <style:text-properties fo:font-style="italic" officeooo:rsid="001425df" officeooo:paragraph-rsid="001425df" style:font-style-asian="italic" style:font-style-complex="italic"/>
    </style:style>
    <style:style style:name="P5" style:family="paragraph" style:parent-style-name="Standard">
      <style:text-properties fo:font-style="italic" officeooo:rsid="001425df" officeooo:paragraph-rsid="001b8ffb" style:font-style-asian="italic" style:font-style-complex="italic"/>
    </style:style>
    <style:style style:name="P6" style:family="paragraph" style:parent-style-name="Standard">
      <style:text-properties fo:font-style="italic" officeooo:rsid="0025be8e" officeooo:paragraph-rsid="0025be8e" style:font-style-asian="italic" style:font-style-complex="italic"/>
    </style:style>
    <style:style style:name="P7" style:family="paragraph" style:parent-style-name="Standard">
      <style:text-properties fo:font-style="italic" officeooo:rsid="002835dd" officeooo:paragraph-rsid="002835dd" style:font-style-asian="italic" style:font-style-complex="italic"/>
    </style:style>
    <style:style style:name="P8" style:family="paragraph" style:parent-style-name="Standard">
      <style:text-properties fo:font-style="italic" officeooo:rsid="002d5b42" officeooo:paragraph-rsid="00377848" style:font-style-asian="italic" style:font-style-complex="italic"/>
    </style:style>
    <style:style style:name="P9" style:family="paragraph" style:parent-style-name="Standard">
      <style:text-properties fo:font-style="italic" fo:font-weight="bold" officeooo:rsid="0016afaa" officeooo:paragraph-rsid="0016afaa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normal" officeooo:rsid="00176776" officeooo:paragraph-rsid="00176776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195a0e" officeooo:paragraph-rsid="00195a0e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tyle="normal" officeooo:rsid="00176776" officeooo:paragraph-rsid="00176776" style:font-style-asian="normal" style:font-style-complex="normal"/>
    </style:style>
    <style:style style:name="P13" style:family="paragraph" style:parent-style-name="Standard">
      <style:text-properties fo:font-style="normal" officeooo:rsid="0027c2db" officeooo:paragraph-rsid="002835dd" style:font-style-asian="normal" style:font-style-complex="normal"/>
    </style:style>
    <style:style style:name="P14" style:family="paragraph" style:parent-style-name="Standard">
      <style:text-properties fo:font-style="normal" officeooo:rsid="0027c2db" officeooo:paragraph-rsid="0038881c" style:font-style-asian="normal" style:font-style-complex="normal"/>
    </style:style>
    <style:style style:name="P15" style:family="paragraph" style:parent-style-name="Standard">
      <style:text-properties fo:font-style="normal" officeooo:rsid="00377848" officeooo:paragraph-rsid="00377848" style:font-style-asian="normal" style:font-style-complex="normal"/>
    </style:style>
    <style:style style:name="P16" style:family="paragraph" style:parent-style-name="Standard">
      <style:text-properties fo:font-style="italic" officeooo:rsid="00126e8c" officeooo:paragraph-rsid="00408a8a" style:font-style-asian="italic" style:font-style-complex="italic"/>
    </style:style>
    <style:style style:name="P17" style:family="paragraph" style:parent-style-name="Standard">
      <style:text-properties fo:font-style="italic" officeooo:rsid="00126e8c" officeooo:paragraph-rsid="00377848" style:font-style-asian="italic" style:font-style-complex="italic"/>
    </style:style>
    <style:style style:name="P18" style:family="paragraph" style:parent-style-name="Standard">
      <style:text-properties fo:font-style="italic" officeooo:rsid="00126e8c" officeooo:paragraph-rsid="005ee9e0" style:font-style-asian="italic" style:font-style-complex="italic"/>
    </style:style>
    <style:style style:name="P19" style:family="paragraph" style:parent-style-name="Standard">
      <style:text-properties fo:font-style="italic" officeooo:rsid="001425df" officeooo:paragraph-rsid="004db85c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76776" style:font-style-asian="normal" style:font-style-complex="normal"/>
    </style:style>
    <style:style style:name="T4" style:family="text">
      <style:text-properties fo:font-style="normal" officeooo:rsid="00187188" style:font-style-asian="normal" style:font-style-complex="normal"/>
    </style:style>
    <style:style style:name="T5" style:family="text">
      <style:text-properties fo:font-style="normal" officeooo:rsid="00195a0e" style:font-style-asian="normal" style:font-style-complex="normal"/>
    </style:style>
    <style:style style:name="T6" style:family="text">
      <style:text-properties fo:font-style="normal" officeooo:rsid="001a1224" style:font-style-asian="normal" style:font-style-complex="normal"/>
    </style:style>
    <style:style style:name="T7" style:family="text">
      <style:text-properties fo:font-style="normal" officeooo:rsid="001b8ffb" style:font-style-asian="normal" style:font-style-complex="normal"/>
    </style:style>
    <style:style style:name="T8" style:family="text">
      <style:text-properties fo:font-style="normal" officeooo:rsid="001d78c5" style:font-style-asian="normal" style:font-style-complex="normal"/>
    </style:style>
    <style:style style:name="T9" style:family="text">
      <style:text-properties fo:font-style="normal" officeooo:rsid="001ee061" style:font-style-asian="normal" style:font-style-complex="normal"/>
    </style:style>
    <style:style style:name="T10" style:family="text">
      <style:text-properties fo:font-style="normal" officeooo:rsid="001f8bda" style:font-style-asian="normal" style:font-style-complex="normal"/>
    </style:style>
    <style:style style:name="T11" style:family="text">
      <style:text-properties fo:font-style="normal" officeooo:rsid="00223c31" style:font-style-asian="normal" style:font-style-complex="normal"/>
    </style:style>
    <style:style style:name="T12" style:family="text">
      <style:text-properties fo:font-style="normal" officeooo:rsid="0022458e" style:font-style-asian="normal" style:font-style-complex="normal"/>
    </style:style>
    <style:style style:name="T13" style:family="text">
      <style:text-properties fo:font-style="normal" officeooo:rsid="0022c411" style:font-style-asian="normal" style:font-style-complex="normal"/>
    </style:style>
    <style:style style:name="T14" style:family="text">
      <style:text-properties fo:font-style="normal" officeooo:rsid="00255311" style:font-style-asian="normal" style:font-style-complex="normal"/>
    </style:style>
    <style:style style:name="T15" style:family="text">
      <style:text-properties fo:font-style="normal" officeooo:rsid="00279875" style:font-style-asian="normal" style:font-style-complex="normal"/>
    </style:style>
    <style:style style:name="T16" style:family="text">
      <style:text-properties fo:font-style="normal" officeooo:rsid="0027c2db" style:font-style-asian="normal" style:font-style-complex="normal"/>
    </style:style>
    <style:style style:name="T17" style:family="text">
      <style:text-properties fo:font-style="normal" officeooo:rsid="00297bc0" style:font-style-asian="normal" style:font-style-complex="normal"/>
    </style:style>
    <style:style style:name="T18" style:family="text">
      <style:text-properties fo:font-style="normal" officeooo:rsid="002aec24" style:font-style-asian="normal" style:font-style-complex="normal"/>
    </style:style>
    <style:style style:name="T19" style:family="text">
      <style:text-properties fo:font-style="normal" officeooo:rsid="002caa5d" style:font-style-asian="normal" style:font-style-complex="normal"/>
    </style:style>
    <style:style style:name="T20" style:family="text">
      <style:text-properties fo:font-style="normal" officeooo:rsid="002cd32f" style:font-style-asian="normal" style:font-style-complex="normal"/>
    </style:style>
    <style:style style:name="T21" style:family="text">
      <style:text-properties fo:font-style="normal" officeooo:rsid="002d49bf" style:font-style-asian="normal" style:font-style-complex="normal"/>
    </style:style>
    <style:style style:name="T22" style:family="text">
      <style:text-properties fo:font-style="normal" officeooo:rsid="002d5b42" style:font-style-asian="normal" style:font-style-complex="normal"/>
    </style:style>
    <style:style style:name="T23" style:family="text">
      <style:text-properties fo:font-style="normal" officeooo:rsid="002eb385" style:font-style-asian="normal" style:font-style-complex="normal"/>
    </style:style>
    <style:style style:name="T24" style:family="text">
      <style:text-properties fo:font-style="normal" officeooo:rsid="002f58e9" style:font-style-asian="normal" style:font-style-complex="normal"/>
    </style:style>
    <style:style style:name="T25" style:family="text">
      <style:text-properties fo:font-style="normal" officeooo:rsid="002f91ea" style:font-style-asian="normal" style:font-style-complex="normal"/>
    </style:style>
    <style:style style:name="T26" style:family="text">
      <style:text-properties fo:font-style="normal" officeooo:rsid="00310a34" style:font-style-asian="normal" style:font-style-complex="normal"/>
    </style:style>
    <style:style style:name="T27" style:family="text">
      <style:text-properties fo:font-style="normal" officeooo:rsid="003122bc" style:font-style-asian="normal" style:font-style-complex="normal"/>
    </style:style>
    <style:style style:name="T28" style:family="text">
      <style:text-properties fo:font-style="normal" officeooo:rsid="003225ae" style:font-style-asian="normal" style:font-style-complex="normal"/>
    </style:style>
    <style:style style:name="T29" style:family="text">
      <style:text-properties fo:font-style="normal" officeooo:rsid="00323ee0" style:font-style-asian="normal" style:font-style-complex="normal"/>
    </style:style>
    <style:style style:name="T30" style:family="text">
      <style:text-properties fo:font-style="normal" officeooo:rsid="0034afb7" style:font-style-asian="normal" style:font-style-complex="normal"/>
    </style:style>
    <style:style style:name="T31" style:family="text">
      <style:text-properties fo:font-style="normal" officeooo:rsid="0035d69a" style:font-style-asian="normal" style:font-style-complex="normal"/>
    </style:style>
    <style:style style:name="T32" style:family="text">
      <style:text-properties fo:font-style="normal" officeooo:rsid="00367577" style:font-style-asian="normal" style:font-style-complex="normal"/>
    </style:style>
    <style:style style:name="T33" style:family="text">
      <style:text-properties fo:font-style="normal" officeooo:rsid="00377848" style:font-style-asian="normal" style:font-style-complex="normal"/>
    </style:style>
    <style:style style:name="T34" style:family="text">
      <style:text-properties fo:font-style="normal" officeooo:rsid="0038881c" style:font-style-asian="normal" style:font-style-complex="normal"/>
    </style:style>
    <style:style style:name="T35" style:family="text">
      <style:text-properties fo:font-style="normal" officeooo:rsid="003c2b84" style:font-style-asian="normal" style:font-style-complex="normal"/>
    </style:style>
    <style:style style:name="T36" style:family="text">
      <style:text-properties fo:font-style="normal" officeooo:rsid="003e0f58" style:font-style-asian="normal" style:font-style-complex="normal"/>
    </style:style>
    <style:style style:name="T37" style:family="text">
      <style:text-properties fo:font-style="normal" officeooo:rsid="003eb522" style:font-style-asian="normal" style:font-style-complex="normal"/>
    </style:style>
    <style:style style:name="T38" style:family="text">
      <style:text-properties fo:font-style="normal" officeooo:rsid="00408a8a" style:font-style-asian="normal" style:font-style-complex="normal"/>
    </style:style>
    <style:style style:name="T39" style:family="text">
      <style:text-properties fo:font-style="normal" officeooo:rsid="004245e3" style:font-style-asian="normal" style:font-style-complex="normal"/>
    </style:style>
    <style:style style:name="T40" style:family="text">
      <style:text-properties fo:font-style="normal" officeooo:rsid="00437505" style:font-style-asian="normal" style:font-style-complex="normal"/>
    </style:style>
    <style:style style:name="T41" style:family="text">
      <style:text-properties fo:font-style="normal" officeooo:rsid="004556f3" style:font-style-asian="normal" style:font-style-complex="normal"/>
    </style:style>
    <style:style style:name="T42" style:family="text">
      <style:text-properties fo:font-style="normal" officeooo:rsid="00484ac6" style:font-style-asian="normal" style:font-style-complex="normal"/>
    </style:style>
    <style:style style:name="T43" style:family="text">
      <style:text-properties fo:font-style="normal" officeooo:rsid="0049ec4d" style:font-style-asian="normal" style:font-style-complex="normal"/>
    </style:style>
    <style:style style:name="T44" style:family="text">
      <style:text-properties fo:font-style="normal" officeooo:rsid="004a1fa7" style:font-style-asian="normal" style:font-style-complex="normal"/>
    </style:style>
    <style:style style:name="T45" style:family="text">
      <style:text-properties fo:font-style="normal" officeooo:rsid="004b011a" style:font-style-asian="normal" style:font-style-complex="normal"/>
    </style:style>
    <style:style style:name="T46" style:family="text">
      <style:text-properties fo:font-style="normal" officeooo:rsid="004ce790" style:font-style-asian="normal" style:font-style-complex="normal"/>
    </style:style>
    <style:style style:name="T47" style:family="text">
      <style:text-properties fo:font-style="normal" officeooo:rsid="004db85c" style:font-style-asian="normal" style:font-style-complex="normal"/>
    </style:style>
    <style:style style:name="T48" style:family="text">
      <style:text-properties fo:font-style="normal" officeooo:rsid="004e733e" style:font-style-asian="normal" style:font-style-complex="normal"/>
    </style:style>
    <style:style style:name="T49" style:family="text">
      <style:text-properties fo:font-style="normal" officeooo:rsid="004fd563" style:font-style-asian="normal" style:font-style-complex="normal"/>
    </style:style>
    <style:style style:name="T50" style:family="text">
      <style:text-properties fo:font-style="normal" officeooo:rsid="00509578" style:font-style-asian="normal" style:font-style-complex="normal"/>
    </style:style>
    <style:style style:name="T51" style:family="text">
      <style:text-properties fo:font-style="normal" officeooo:rsid="0051bae3" style:font-style-asian="normal" style:font-style-complex="normal"/>
    </style:style>
    <style:style style:name="T52" style:family="text">
      <style:text-properties fo:font-style="normal" officeooo:rsid="00530abd" style:font-style-asian="normal" style:font-style-complex="normal"/>
    </style:style>
    <style:style style:name="T53" style:family="text">
      <style:text-properties fo:font-style="normal" officeooo:rsid="0055dd95" style:font-style-asian="normal" style:font-style-complex="normal"/>
    </style:style>
    <style:style style:name="T54" style:family="text">
      <style:text-properties fo:font-style="normal" officeooo:rsid="005635fe" style:font-style-asian="normal" style:font-style-complex="normal"/>
    </style:style>
    <style:style style:name="T55" style:family="text">
      <style:text-properties fo:font-style="normal" officeooo:rsid="00576ae4" style:font-style-asian="normal" style:font-style-complex="normal"/>
    </style:style>
    <style:style style:name="T56" style:family="text">
      <style:text-properties fo:font-style="normal" officeooo:rsid="0058f138" style:font-style-asian="normal" style:font-style-complex="normal"/>
    </style:style>
    <style:style style:name="T57" style:family="text">
      <style:text-properties fo:font-style="normal" officeooo:rsid="005a2b67" style:font-style-asian="normal" style:font-style-complex="normal"/>
    </style:style>
    <style:style style:name="T58" style:family="text">
      <style:text-properties fo:font-style="normal" officeooo:rsid="005b2120" style:font-style-asian="normal" style:font-style-complex="normal"/>
    </style:style>
    <style:style style:name="T59" style:family="text">
      <style:text-properties fo:font-style="normal" officeooo:rsid="005d1cc5" style:font-style-asian="normal" style:font-style-complex="normal"/>
    </style:style>
    <style:style style:name="T60" style:family="text">
      <style:text-properties fo:font-style="normal" officeooo:rsid="005ee9e0" style:font-style-asian="normal" style:font-style-complex="normal"/>
    </style:style>
    <style:style style:name="T61" style:family="text">
      <style:text-properties fo:font-style="normal" officeooo:rsid="0060dc84" style:font-style-asian="normal" style:font-style-complex="normal"/>
    </style:style>
    <style:style style:name="T62" style:family="text">
      <style:text-properties fo:font-style="normal" officeooo:rsid="0061e70c" style:font-style-asian="normal" style:font-style-complex="normal"/>
    </style:style>
    <style:style style:name="T63" style:family="text">
      <style:text-properties fo:font-style="normal" officeooo:rsid="00632709" style:font-style-asian="normal" style:font-style-complex="normal"/>
    </style:style>
    <style:style style:name="T64" style:family="text">
      <style:text-properties fo:font-style="normal" officeooo:rsid="0064d224" style:font-style-asian="normal" style:font-style-complex="normal"/>
    </style:style>
    <style:style style:name="T65" style:family="text">
      <style:text-properties fo:font-style="normal" officeooo:rsid="00656090" style:font-style-asian="normal" style:font-style-complex="normal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Brennan</text:p>
      <text:p text:style-name="P1">Software Design Spring 2015 – Section I</text:p>
      <text:p text:style-name="P1">Processor Paul Ruvolo and Ben Hill</text:p>
      <text:p text:style-name="P1">February 26<text:span text:style-name="T1">th</text:span>, 2015</text:p>
      <text:p text:style-name="P1"/>
      <text:p text:style-name="P2">Project Overview<text:span text:style-name="T2">:</text:span></text:p>
      <text:p text:style-name="P16"><text:tab/><text:span text:style-name="T36">The implicit contradictions and uncertainties expressed through complex language with multiple interpretations yeilds the merit of Shakespearean sonnets. </text:span><text:span text:style-name="T5">The </text:span><text:span text:style-name="T36">sonnet's </text:span><text:span text:style-name="T5">expressions of thought and emotion resonate with matters that concern all humans: love, friendship, jealously, hope and despair (Enotes). </text:span><text:span text:style-name="T3">Sonnets are written in iambic pentameter, have fourteen lines, follow a set rhyme scheme, and have a turn or 'volta' (Poetic Form: Sonnet). <text:s/>In a Shakepearean sonnet, three quatrains and a couplet follow the rhyming </text:span><text:span text:style-name="T36">pattern</text:span><text:span text:style-name="T3">: abab, cdcd, efef, gg, </text:span><text:span text:style-name="T4">where t</text:span><text:span text:style-name="T3">he concluding couplet </text:span><text:span text:style-name="T36">surprises the audience by </text:span><text:span text:style-name="T37">it's contradicting, stimulating</text:span><text:span text:style-name="T36"> content</text:span><text:span text:style-name="T4">. </text:span><text:span text:style-name="T38">Due to the intricate, complicated linguistic qualities of sonnets, the python sonnet generator aims to incorporate a rhyming scheme in randomly producing two lines using Markov analysis. </text:span><text:span text:style-name="T14">The python script SonnetGenerator.py </text:span><text:span text:style-name="T48">composes</text:span><text:span text:style-name="T14"> </text:span><text:span text:style-name="T30">the last two lines of a possible Shakespearean sonnet </text:span><text:span text:style-name="T38">(gg)</text:span><text:span text:style-name="T30">. The code provides the framework for generating a full Shakespearean sonnet with a greater text input and improvements in computational efficiency. </text:span></text:p>
      <text:p text:style-name="P2"/>
      <text:p text:style-name="P4">Implementation: </text:p>
      <text:p text:style-name="P5"><text:span text:style-name="T2"><text:tab/></text:span><text:span text:style-name="T6">There are three main sections of the code are text processing, rhyme recognition and dictionary creation, and sonnet generation. First, </text:span><text:span text:style-name="T39">one or multiple of Shakespeare's sonnets from </text:span><text:span text:style-name="T8">the Project Gutenberg library </text:span><text:span text:style-name="T39">are</text:span><text:span text:style-name="T8"> extracted</text:span><text:span text:style-name="T6">. In the </text:span><text:span text:style-name="T7">example</text:span><text:span text:style-name="T6"> code, </text:span><text:span text:style-name="T40">I use only one of Shakespeare's sonnets due to running time constraints (described below). </text:span><text:span text:style-name="T7">Each line of the text is used to generate a list containing only the last word of each line, which is lowercase and stripped of all punctuation </text:span><text:span text:style-name="T42">('last_word' list)</text:span><text:span text:style-name="T7">, </text:span><text:span text:style-name="T40">and a list of lines without the last word</text:span><text:span text:style-name="T7">. This setup allows the these last words to be compared to generate rhyming families </text:span><text:span text:style-name="T41">and later joined with possible lines to form complete sonnet lines. </text:span></text:p>
      <text:p text:style-name="P19"><text:span text:style-name="T7"><text:tab/>The second section has two parts, rhyme recognition and rhyming dictionary creation. I used the </text:span><text:span text:style-name="T8">Natural Learning toolkit </text:span><text:span text:style-name="T42">to recognize rhymes in the 'last_word' list. The 'rhyme' function</text:span><text:span text:style-name="T8"> analyzes the </text:span><text:span text:style-name="T42">phoneme of the </text:span><text:span text:style-name="T8">words for rhym</text:span><text:span text:style-name="T42">ing characteristics</text:span><text:span text:style-name="T8"> and </text:span><text:span text:style-name="T42">the 'doTheyRhyme'</text:span><text:span text:style-name="T8"> functio</text:span><text:span text:style-name="T42">n </text:span><text:span text:style-name="T8">determines whether or not two </text:span><text:span text:style-name="T43">input words</text:span><text:span text:style-name="T8"> rhyme. </text:span><text:span text:style-name="T44">The output of 'doTheyRhyme' determines the </text:span><text:span text:style-name="T9">rhyming dictionary </text:span><text:span text:style-name="T44">that </text:span><text:span text:style-name="T9">is created, where each key contains </text:span><text:span text:style-name="T44">the word without a rhyme or a rhyming family, a list of rhyming words</text:span><text:span text:style-name="T9">. </text:span><text:span text:style-name="T47">The formation of the dictionary is heavily dependent on the code correctly identifying a rhyming relationships between words.</text:span><text:span text:style-name="T9"> The disadvantage of this </text:span><text:span text:style-name="T47">rhyme identification</text:span><text:span text:style-name="T9"> approach is that code running time is very long for it to loop through the 'last_word' list </text:span><text:span text:style-name="T44">and</text:span><text:span text:style-name="T9"> the dictionary keys, </text:span><text:span text:style-name="T44">as well as compute if the words rhyme</text:span><text:span text:style-name="T9">. However, the dictionary </text:span><text:span text:style-name="T45">setup </text:span><text:span text:style-name="T9">is easy to read and understand compared to a bunch of nested list</text:span><text:span text:style-name="T45">s, </text:span><text:span text:style-name="T46">because e</text:span><text:span text:style-name="T9">ach key is a word and the value of each key </text:span><text:span text:style-name="T46">includes the key and all the other</text:span><text:span text:style-name="T9"> words that rhyme with the key </text:span><text:span text:style-name="T46">to create a rhyming family</text:span><text:span text:style-name="T9">. <text:s/>This allows the rhyming family, </text:span><text:span text:style-name="T23">value</text:span><text:span text:style-name="T46">s</text:span><text:span text:style-name="T23"> that contains</text:span><text:span text:style-name="T46"> a list of rhyming words, </text:span><text:span text:style-name="T9">to be in one place and easily accessed. </text:span></text:p>
      <text:p text:style-name="P5"><text:span text:style-name="T8"><text:tab/>The third </text:span><text:span text:style-name="T9">section</text:span><text:span text:style-name="T8"> uses the generated rhyming dictionary to comp</text:span><text:span text:style-name="T49">ile</text:span><text:span text:style-name="T8"> a </text:span><text:span text:style-name="T26">couple lines of a </text:span><text:span text:style-name="T8">sonnet. </text:span><text:span text:style-name="T24">A random line beginning </text:span><text:span text:style-name="T49">joins a randomly chosen word. </text:span><text:span text:style-name="T24">The code makes sure that the same two lines</text:span><text:span text:style-name="T25"> and rhyming </text:span><text:span text:style-name="T24">words are not chosen. </text:span><text:span text:style-name="T49">The code includes the rhyming pattern (gg) to compiles the last two sonnet lines.</text:span></text:p>
      <text:p text:style-name="P2"/>
      <text:p text:style-name="P2">Results: </text:p>
      <text:p text:style-name="P2"/>
      <text:p text:style-name="P6"><text:span text:style-name="T2"><text:tab/></text:span><text:span text:style-name="T50">A key limitation is that the</text:span><text:span text:style-name="T2"> rhyme recognition portion of the code misses many of Shakespeare's rhymes. On one hand, this is surprising because the output of the 'rhyme' function is very long list of words </text:span><text:span text:style-name="T50">that rhyme with the input word</text:span><text:span text:style-name="T2">. </text:span><text:span text:style-name="T51">However,</text:span><text:span text:style-name="T2"> th</text:span><text:span text:style-name="T17">is failure</text:span><text:span text:style-name="T2"> demonstrates the complexity of rhyming, especially for a computer, </text:span><text:span text:style-name="T15">because</text:span><text:span text:style-name="T2"> there are many different types of rhymes (perfect, general, identical, </text:span><text:soft-page-break/><text:span text:style-name="T2">eye, mind, etc.). </text:span><text:span text:style-name="T52">Additionally, the word differences between Shakespeare's early modern English language and modern language probably contributes to this error since the nltk is in modern English. </text:span><text:span text:style-name="T16">The failure to recognize </text:span><text:span text:style-name="T18">different types of </text:span><text:span text:style-name="T16">rhymes propagates in to the rhyming dictionary formation, </text:span><text:span text:style-name="T19">which</text:span><text:span text:style-name="T16"> is </text:span><text:span text:style-name="T19">cr</text:span><text:span text:style-name="T20">itical for sonnet</text:span><text:span text:style-name="T16"> generation. Th</text:span><text:span text:style-name="T19">erefore</text:span><text:span text:style-name="T16">, the limitation in recognizing rhymes significantly constrains the sonnet generation output and overall success of the code. </text:span><text:span text:style-name="T52">It is essential that future project work addresses this issue by increasing the rhyming recognition relationships. </text:span></text:p>
      <text:p text:style-name="P6"><text:span text:style-name="T16"><text:tab/></text:span><text:span text:style-name="T21">I ran the example code for one Shakespearean sonnet </text:span><text:span text:style-name="T31">from Project Gutenberg</text:span><text:span text:style-name="T21">, because of the computation and running time issue. </text:span><text:span text:style-name="T53">The runtime problem can be addressed by reducing for loops and implementing more advanced coding strategies to increase computational efficiency, </text:span><text:span text:style-name="T54">indicating another important area of future work</text:span><text:span text:style-name="T53">. </text:span><text:span text:style-name="T55">Despite the long runtime, only one or two of my keys contained at a rhyming family containing a list of more than one word </text:span><text:span text:style-name="T53"><text:s/>d</text:span><text:span text:style-name="T22">ue to the rhyming recognition constrai</text:span><text:span text:style-name="T55">n</text:span><text:span text:style-name="T23">.</text:span><text:span text:style-name="T32"> With <text:s/></text:span><text:span text:style-name="T55">about</text:span><text:span text:style-name="T32"> </text:span><text:span text:style-name="T34">rhyming family per sonnet</text:span><text:span text:style-name="T32">, it is only possible to form two </text:span><text:span text:style-name="T34">randomly generated</text:span><text:span text:style-name="T32"> rhyming </text:span><text:span text:style-name="T56">sonnet lines </text:span><text:span text:style-name="T57">as items in a list</text:span><text:span text:style-name="T32">, </text:span><text:span text:style-name="T56">which is</text:span><text:span text:style-name="T32"> successful: </text:span></text:p>
      <text:p text:style-name="P6"/>
      <text:p text:style-name="P14"><text:tab/><text:tab/>Calls back the lovely April of her tomb</text:p>
      <text:p text:style-name="P14"><text:tab/><text:tab/>But if thou live, remember'd not to womb</text:p>
      <text:p text:style-name="P14"/>
      <text:p text:style-name="P14"><text:tab/><text:tab/>Look in thy glass and tell the face thou husbandry</text:p>
      <text:p text:style-name="P13"><text:tab/><text:tab/>Now is the time that face should form posterity</text:p>
      <text:p text:style-name="P7"/>
      <text:p text:style-name="P8"><text:span text:style-name="T16"><text:tab/><text:tab/></text:span><text:span text:style-name="T33">But if thou live, remember'd not to womb</text:span></text:p>
      <text:p text:style-name="P15"><text:tab/><text:tab/>Disdains the tillage of thy tomb</text:p>
      <text:p text:style-name="P17"/>
      <text:p text:style-name="P2">Reflection:</text:p>
      <text:p text:style-name="P18"><text:span text:style-name="T2"><text:tab/></text:span><text:span text:style-name="T29">Considering that this was my first time designing a software program by figuring-out </text:span><text:span text:style-name="T58">my project </text:span><text:span text:style-name="T59">direction</text:span><text:span text:style-name="T29">, as well as build and nest various functions into a functioning program, my </text:span><text:span text:style-name="T59">over-scoped </text:span><text:span text:style-name="T29">project process was </text:span><text:span text:style-name="T60">weak in the overall outcome, but</text:span><text:span text:style-name="T29"> successful </text:span><text:span text:style-name="T60">in the personal and learning domain</text:span><text:span text:style-name="T29"> For example, I discovered that I enjoyed working on my project </text:span><text:span text:style-name="T60">during</text:span><text:span text:style-name="T29"> SLAC because of the abundant help and productive work environment, so I will plan to attend future SLAC events when possible. </text:span><text:span text:style-name="T60">Working with NINJAS throughout the week helped me talk about my code </text:span><text:span text:style-name="T61">out loud</text:span><text:span text:style-name="T60">, find errors and improve computational efficiency, </text:span><text:span text:style-name="T61">to the extent given</text:span><text:span text:style-name="T60">. A</text:span><text:span text:style-name="T29">dditionally, I found that drafting functions diagrams was helpful in structuring my code </text:span><text:span text:style-name="T62">in the design process. </text:span></text:p>
      <text:p text:style-name="P3"><text:span text:style-name="T63"><text:tab/>Even though the d</text:span><text:span text:style-name="T10">esign was probably slightly </text:span><text:span text:style-name="T63">too ambitious</text:span><text:span text:style-name="T10"> for </text:span><text:span text:style-name="T63">a</text:span><text:span text:style-name="T11"> 'mini-project'</text:span><text:span text:style-name="T10">, </text:span><text:span text:style-name="T63">my</text:span><text:span text:style-name="T27"> </text:span><text:span text:style-name="T63">project </text:span><text:span text:style-name="T27">successfully establishes </text:span><text:span text:style-name="T63">a</text:span><text:span text:style-name="T27"> framework </text:span><text:span text:style-name="T63">to </text:span><text:span text:style-name="T27">expand and create a sonnet of fourteen lines that follows Shakespeare's rhyming pattern with </text:span><text:span text:style-name="T28">a </text:span><text:span text:style-name="T63">larger</text:span><text:span text:style-name="T28"> volume of text input.</text:span><text:span text:style-name="T10"> </text:span><text:span text:style-name="T11">My sonnet generating program was more complex than I anticipated, as I struggled with </text:span><text:span text:style-name="T64">rhyming errors, </text:span><text:span text:style-name="T11">computational with efficiency, and running time.</text:span><text:span text:style-name="T10"> </text:span><text:span text:style-name="T64">With more time, I would</text:span><text:span text:style-name="T10"> figure out </text:span><text:span text:style-name="T64">how to improve the accuracy of the rhyming recognition section and </text:span><text:span text:style-name="T10">improve th</text:span><text:span text:style-name="T64">e computational efficiency</text:span><text:span text:style-name="T10">. </text:span><text:span text:style-name="T65">These problems have stimulated my interested in ways to increase computational efficiency. </text:span><text:span text:style-name="T35">Wi</text:span><text:span text:style-name="T64">t</text:span><text:span text:style-name="T10">h the work that I have put into my project, I believe I </text:span><text:span text:style-name="T12">have </text:span><text:span text:style-name="T35">gained good practice with </text:span><text:span text:style-name="T12">text mining and analysis techniques by accessing and importing outside text, exploring </text:span><text:span text:style-name="T13">and implementing </text:span><text:span text:style-name="T12">different python dictionaries (nltk), <text:s/>formating the text for processing, creating a dictionary of rhyming families, and </text:span><text:span text:style-name="T13">using the dictionary for the generation of a quasi-sonnet. </text:span><text:span text:style-name="T12"><text:s/></text:span></text:p>
      <text:p text:style-name="P2"/>
      <text:p text:style-name="P12">Works Cited:</text:p>
      <text:p text:style-name="P9"><text:a xlink:type="simple" xlink:href="http://denny518.blogspot.com/2014/02/writing-sonnets-by-python.html"><text:span text:style-name="T66">http://denny518.blogspot.com/2014/02/writing-sonnets-by-python.html</text:span></text:a><text:span text:style-name="T66"> </text:span></text:p>
      <text:p text:style-name="P10"><text:a xlink:type="simple" xlink:href="http://www.poets.org/poetsorg/text/poetic-form-sonnet"><text:span text:style-name="T2">http://www.poets.org/poetsorg/text/poetic-form-sonnet</text:span></text:a><text:span text:style-name="T2"> </text:span></text:p>
      <text:p text:style-name="P11"><text:a xlink:type="simple" xlink:href="http://www.enotes.com/topics/shakespeare-sonnets"><text:span text:style-name="T2">http://www.enotes.com/topics/shakespeare-sonnets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3:37:22.887637103</meta:creation-date>
    <dc:date>2015-02-26T10:47:46.551273881</dc:date>
    <meta:editing-duration>PT5H40M23S</meta:editing-duration>
    <meta:editing-cycles>76</meta:editing-cycles>
    <meta:generator>LibreOffice/4.2.7.2$Linux_X86_64 LibreOffice_project/420m0$Build-2</meta:generator>
    <meta:document-statistic meta:table-count="0" meta:image-count="0" meta:object-count="0" meta:page-count="2" meta:paragraph-count="26" meta:word-count="1120" meta:character-count="7299" meta:non-whitespace-character-count="6166"/>
  </office:meta>
</office:document-meta>
</file>